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0b2c1" officeooo:paragraph-rsid="0000b2c1"/>
    </style:style>
    <style:style style:name="P2" style:family="paragraph" style:parent-style-name="Standard">
      <style:text-properties officeooo:rsid="0000b2c1" officeooo:paragraph-rsid="0000b2c1"/>
    </style:style>
    <style:style style:name="P3" style:family="paragraph" style:parent-style-name="Standard">
      <style:text-properties officeooo:rsid="000bda47" officeooo:paragraph-rsid="0000b2c1"/>
    </style:style>
    <style:style style:name="P4" style:family="paragraph" style:parent-style-name="Standard" style:list-style-name="L19">
      <style:text-properties officeooo:rsid="000bda47" officeooo:paragraph-rsid="0000b2c1"/>
    </style:style>
    <style:style style:name="P5" style:family="paragraph" style:parent-style-name="Standard" style:list-style-name="L19">
      <style:text-properties officeooo:rsid="000bda47" officeooo:paragraph-rsid="000f0a59"/>
    </style:style>
    <style:style style:name="P6" style:family="paragraph" style:parent-style-name="Standard" style:list-style-name="L19">
      <style:text-properties officeooo:paragraph-rsid="0000b2c1"/>
    </style:style>
    <style:style style:name="P7" style:family="paragraph" style:parent-style-name="Standard" style:list-style-name="L19">
      <style:text-properties officeooo:rsid="000f0a59" officeooo:paragraph-rsid="000f0a59"/>
    </style:style>
    <style:style style:name="P8" style:family="paragraph" style:parent-style-name="Standard">
      <style:text-properties officeooo:rsid="000f0a59" officeooo:paragraph-rsid="000f0a59"/>
    </style:style>
    <style:style style:name="P9" style:family="paragraph" style:parent-style-name="Standard" style:list-style-name="L20">
      <style:text-properties officeooo:rsid="000f0a59" officeooo:paragraph-rsid="000f0a59"/>
    </style:style>
    <style:style style:name="P10" style:family="paragraph" style:parent-style-name="Standard" style:list-style-name="L20">
      <style:text-properties officeooo:rsid="0010d23b" officeooo:paragraph-rsid="0010d23b"/>
    </style:style>
    <style:style style:name="P11" style:family="paragraph" style:parent-style-name="Standard">
      <style:text-properties officeooo:rsid="0010d23b" officeooo:paragraph-rsid="0010d23b"/>
    </style:style>
    <style:style style:name="P12" style:family="paragraph" style:parent-style-name="Standard" style:list-style-name="L21">
      <style:text-properties officeooo:rsid="0010d23b" officeooo:paragraph-rsid="0010d23b"/>
    </style:style>
    <style:style style:name="P13" style:family="paragraph" style:parent-style-name="Standard" style:list-style-name="L21">
      <style:text-properties officeooo:rsid="0010d23b" officeooo:paragraph-rsid="00116f00"/>
    </style:style>
    <style:style style:name="P14" style:family="paragraph" style:parent-style-name="Standard">
      <style:text-properties officeooo:rsid="0010d23b" officeooo:paragraph-rsid="00116f00"/>
    </style:style>
    <style:style style:name="P15" style:family="paragraph" style:parent-style-name="Standard" style:list-style-name="L22">
      <style:text-properties officeooo:rsid="0010d23b" officeooo:paragraph-rsid="00116f00"/>
    </style:style>
    <style:style style:name="P16" style:family="paragraph" style:parent-style-name="Standard" style:list-style-name="L23">
      <style:text-properties officeooo:rsid="0010d23b" officeooo:paragraph-rsid="00116f00"/>
    </style:style>
    <style:style style:name="P17" style:family="paragraph" style:parent-style-name="Standard" style:list-style-name="L24">
      <style:text-properties officeooo:rsid="0010d23b" officeooo:paragraph-rsid="00116f00"/>
    </style:style>
    <style:style style:name="P18" style:family="paragraph" style:parent-style-name="Standard" style:list-style-name="L24">
      <style:text-properties officeooo:rsid="0010d23b" officeooo:paragraph-rsid="00117b8b"/>
    </style:style>
    <style:style style:name="P19" style:family="paragraph" style:parent-style-name="Standard">
      <style:text-properties officeooo:rsid="0010d23b" officeooo:paragraph-rsid="00117b8b"/>
    </style:style>
    <style:style style:name="P20" style:family="paragraph" style:parent-style-name="Standard" style:list-style-name="L25">
      <style:text-properties officeooo:rsid="0010d23b" officeooo:paragraph-rsid="00117b8b"/>
    </style:style>
    <style:style style:name="P21" style:family="paragraph" style:parent-style-name="Standard" style:list-style-name="L26">
      <style:text-properties officeooo:rsid="0010d23b" officeooo:paragraph-rsid="00117b8b"/>
    </style:style>
    <style:style style:name="P22" style:family="paragraph" style:parent-style-name="Standard" style:list-style-name="L22">
      <style:text-properties officeooo:rsid="00116f00" officeooo:paragraph-rsid="00116f00"/>
    </style:style>
    <style:style style:name="P23" style:family="paragraph" style:parent-style-name="Standard" style:list-style-name="L24">
      <style:text-properties officeooo:paragraph-rsid="00117b8b"/>
    </style:style>
    <style:style style:name="P24" style:family="paragraph" style:parent-style-name="Standard" style:list-style-name="L25">
      <style:text-properties officeooo:rsid="00117b8b" officeooo:paragraph-rsid="00117b8b"/>
    </style:style>
    <style:style style:name="P25" style:family="paragraph" style:parent-style-name="Standard" style:list-style-name="L26">
      <style:text-properties officeooo:rsid="0012d36d" officeooo:paragraph-rsid="0012d36d"/>
    </style:style>
    <style:style style:name="P26" style:family="paragraph" style:parent-style-name="Standard">
      <style:text-properties officeooo:rsid="0012d36d" officeooo:paragraph-rsid="0012d36d"/>
    </style:style>
    <style:style style:name="P27" style:family="paragraph" style:parent-style-name="Standard" style:list-style-name="L27">
      <style:text-properties officeooo:rsid="0012d36d" officeooo:paragraph-rsid="0012d36d"/>
    </style:style>
    <style:style style:name="P28" style:family="paragraph" style:parent-style-name="Standard" style:list-style-name="L28">
      <style:text-properties officeooo:rsid="0012d36d" officeooo:paragraph-rsid="0012d36d"/>
    </style:style>
    <style:style style:name="P29" style:family="paragraph" style:parent-style-name="Standard" style:list-style-name="L28">
      <style:text-properties officeooo:rsid="0013cb50" officeooo:paragraph-rsid="0013cb50"/>
    </style:style>
    <style:style style:name="T1" style:family="text">
      <style:text-properties officeooo:rsid="000bda47"/>
    </style:style>
    <style:style style:name="T2" style:family="text">
      <style:text-properties officeooo:rsid="000d3051"/>
    </style:style>
    <style:style style:name="T3" style:family="text">
      <style:text-properties officeooo:rsid="000f0a59"/>
    </style:style>
    <style:style style:name="T4" style:family="text">
      <style:text-properties officeooo:rsid="0010d23b"/>
    </style:style>
    <style:style style:name="T5" style:family="text">
      <style:text-properties officeooo:rsid="00116f00"/>
    </style:style>
    <style:style style:name="T6" style:family="text">
      <style:text-properties officeooo:rsid="00117b8b"/>
    </style:style>
    <style:style style:name="T7" style:family="text">
      <style:text-properties officeooo:rsid="0012d36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odule <text:span text:style-name="T2">4: Project Cost, Quality, and Procurement Management</text:span></text:p>
      <text:p text:style-name="P1">8/<text:span text:style-name="T2">20</text:span></text:p>
      <text:p text:style-name="P1"/>
      <text:p text:style-name="P1">Learning Objectives</text:p>
      <text:p text:style-name="P1"><text:tab/>1. Compare and contrast methods for estimating costs</text:p>
      <text:p text:style-name="P1"><text:tab/>2. Assess the project budgeting process in terms of aligning with business strategies</text:p>
      <text:p text:style-name="P1"><text:tab/>3. Assess a cost estimate for a project that aligns to an organization's goals</text:p>
      <text:p text:style-name="P1"/>
      <text:p text:style-name="P3">Project Cost Management</text:p>
      <text:list xml:id="list3524149791" text:style-name="L19">
        <text:list-item>
          <text:p text:style-name="P4">Cost Management Planning</text:p>
          <text:list>
            <text:list-item>
              <text:p text:style-name="P4">should provide basic guidance on</text:p>
              <text:list>
                <text:list-item>
                  <text:p text:style-name="P4">how precise and accurate estimates should be</text:p>
                </text:list-item>
                <text:list-item>
                  <text:p text:style-name="P5">how earned value management techniques should be used to gauge performance</text:p>
                </text:list-item>
                <text:list-item>
                  <text:p text:style-name="P5">how the finances and cost of the project will be reported</text:p>
                </text:list-item>
                <text:list-item>
                  <text:p text:style-name="P4">how the remaining cost management work should occur</text:p>
                </text:list-item>
              </text:list>
            </text:list-item>
            <text:list-item>
              <text:p text:style-name="P4">might also identify the units of measure to be used and dictate the variance from the cost baseline that can be tolerated before action needs to be taken to correct or prevent further variance</text:p>
            </text:list-item>
            <text:list-item>
              <text:p text:style-name="P4">draw<text:span text:style-name="T3">s</text:span> on the scope baseline, schedule baseline, and project charter to provide details and summaries of project cost-related information</text:p>
            </text:list-item>
          </text:list>
        </text:list-item>
        <text:list-item>
          <text:p text:style-name="P4">Cost Estimation</text:p>
          <text:list>
            <text:list-item>
              <text:p text:style-name="P4">costs include labor and services, materials, information technology, facilities, and equipment</text:p>
            </text:list-item>
            <text:list-item>
              <text:p text:style-name="P6"><text:span text:style-name="T1">should plan for uncertainties such as inflation and changing costs </text:span><text:span text:style-name="T3">t</text:span><text:span text:style-name="T1">hat can't be predicted</text:span></text:p>
            </text:list-item>
            <text:list-item>
              <text:p text:style-name="P6">must also balance the costs that will occur when maintaining and supporting project result</text:p>
            </text:list-item>
          </text:list>
        </text:list-item>
        <text:list-item>
          <text:p text:style-name="P6">Cost Estimating Methods</text:p>
          <text:list>
            <text:list-item>
              <text:p text:style-name="P6">Analogous estimating</text:p>
              <text:list>
                <text:list-item>
                  <text:p text:style-name="P6">the use of historical information and knowledge from experienced practitioners as the basis for estimating future activities</text:p>
                </text:list-item>
                <text:list-item>
                  <text:p text:style-name="P6">uses a value from a previous, similar activity to estimate the same parameter for a future activity</text:p>
                </text:list-item>
                <text:list-item>
                  <text:p text:style-name="P7">pros and cons</text:p>
                  <text:list>
                    <text:list-item>
                      <text:p text:style-name="P7">Can be used when a project is very similar to one already completed</text:p>
                    </text:list-item>
                    <text:list-item>
                      <text:p text:style-name="P7">May be completed quickly</text:p>
                    </text:list-item>
                    <text:list-item>
                      <text:p text:style-name="P7">Can be used when little is known about an upcoming project</text:p>
                    </text:list-item>
                    <text:list-item>
                      <text:p text:style-name="P7">May provide fairly accurate estimates (if the two project compared are truly similar)</text:p>
                    </text:list-item>
                    <text:list-item>
                      <text:p text:style-name="P7">Requires that team members have the necessary expertise to compare and complete project activities</text:p>
                    </text:list-item>
                    <text:list-item>
                      <text:p text:style-name="P7">May result in inaccurate estimates if projects that are compared only appear to be similar</text:p>
                    </text:list-item>
                    <text:list-item>
                      <text:p text:style-name="P7">Provides only rough estimates that may need to be adjusted as more information is obtained</text:p>
                    </text:list-item>
                  </text:list>
                </text:list-item>
              </text:list>
            </text:list-item>
            <text:list-item>
              <text:p text:style-name="P7">Bottom-up estimating</text:p>
              <text:list>
                <text:list-item>
                  <text:p text:style-name="P7">compiles costs at the lowest levels of a project and aggregates those costs upward to estimate a total cost for the project</text:p>
                </text:list-item>
                <text:list-item>
                  <text:p text:style-name="P7">pros and cons</text:p>
                  <text:list>
                    <text:list-item>
                      <text:p text:style-name="P7">Provides more-accurate estimates than other estimating methods because it calls upon the expertise and knowledge of the people closest to the work in developing the cost estimates (which ensures a more accurate appraisal of cost)</text:p>
                    </text:list-item>
                    <text:list-item>
                      <text:p text:style-name="P7"><text:soft-page-break/>Provides an estimate for each individual task or activity, so if plans change, new estimates can be easily produced (because data for estimating already exists)</text:p>
                    </text:list-item>
                    <text:list-item>
                      <text:p text:style-name="P7">Can be costly and take longer to complete than other techniques</text:p>
                    </text:list-item>
                    <text:list-item>
                      <text:p text:style-name="P7">Requires that workers stop their "daily work" to provide estimates</text:p>
                    </text:list-item>
                    <text:list-item>
                      <text:p text:style-name="P7">May result in inaccurate estimates if individuals "pad" their estimates (which will be compounded as estimates are compiled and totaled)</text:p>
                    </text:list-item>
                    <text:list-item>
                      <text:p text:style-name="P7">Can be time-consuming if a lot of tasks or activities are involved</text:p>
                    </text:list-item>
                  </text:list>
                </text:list-item>
              </text:list>
            </text:list-item>
            <text:list-item>
              <text:p text:style-name="P7">Parametric estimating</text:p>
              <text:list>
                <text:list-item>
                  <text:p text:style-name="P7">uses a statistical relationship between historical data and other variables to calculate an estimate for activity parameters</text:p>
                </text:list-item>
                <text:list-item>
                  <text:p text:style-name="P7">multiply the planned quantity of work to be performed by the historical cost per unit</text:p>
                </text:list-item>
                <text:list-item>
                  <text:p text:style-name="P7">pros and cons</text:p>
                  <text:list>
                    <text:list-item>
                      <text:p text:style-name="P7">Can be used when a project has aspects that are similar to other projects, and information exists to capture past experience and convert it into statistical data</text:p>
                    </text:list-item>
                    <text:list-item>
                      <text:p text:style-name="P7">Can be scaled to estimate projects of different sizes</text:p>
                    </text:list-item>
                    <text:list-item>
                      <text:p text:style-name="P7">Provides estimates that are less subjective than other techniques (because estimates are based on collected data)</text:p>
                    </text:list-item>
                    <text:list-item>
                      <text:p text:style-name="P7">May provide inaccurate estimates if the data used is inappropriate or no longer applicable</text:p>
                    </text:list-item>
                  </text:list>
                </text:list-item>
              </text:list>
            </text:list-item>
            <text:list-item>
              <text:p text:style-name="P7">Three-point estimating</text:p>
              <text:list>
                <text:list-item>
                  <text:p text:style-name="P7">averages estimates that represent the optimistic, most likely, and pessimistic scenarios</text:p>
                </text:list-item>
                <text:list-item>
                  <text:p text:style-name="P7">pros and cons</text:p>
                  <text:list>
                    <text:list-item>
                      <text:p text:style-name="P7">Can be refined by adding weight to individual scenarios estimating</text:p>
                    </text:list-item>
                    <text:list-item>
                      <text:p text:style-name="P7">May provide inaccurate estimates if the assumptions that scenarios are based upon are incorrect or inaccurate</text:p>
                    </text:list-item>
                    <text:list-item>
                      <text:p text:style-name="P7">May provide inaccurate estimates if any one (or more) of the individual scenarios used are skewed</text:p>
                    </text:list-item>
                    <text:list-item>
                      <text:p text:style-name="P7">Can be time-consuming and confusing (especially if different people define "optimistic," "most likely," and "pessimistic" differently)</text:p>
                    </text:list-item>
                  </text:list>
                </text:list-item>
              </text:list>
            </text:list-item>
          </text:list>
        </text:list-item>
        <text:list-item>
          <text:p text:style-name="P7">Avoiding Unethical Practices</text:p>
          <text:list>
            <text:list-item>
              <text:p text:style-name="P7">common unethical practices</text:p>
              <text:list>
                <text:list-item>
                  <text:p text:style-name="P7">skewing estimates for personal gain</text:p>
                </text:list-item>
                <text:list-item>
                  <text:p text:style-name="P7">knowingly allowing biases (i.e., friendships) to affect their estimates</text:p>
                </text:list-item>
                <text:list-item>
                  <text:p text:style-name="P7">over-estimating their assessments, to provide cushions that will cover their inexperience, incompetence, or unwillingness to complete the work</text:p>
                </text:list-item>
                <text:list-item>
                  <text:p text:style-name="P7">deliberately under-estimating in the early stages of the project, then demanding additional payment, time, and/or resources to complete the agreed-upon assignments</text:p>
                </text:list-item>
                <text:list-item>
                  <text:p text:style-name="P7">deliberately underestimating the work, effort, and/or cost during selection/initiation, to ensure that a preferred project is approved</text:p>
                </text:list-item>
              </text:list>
            </text:list-item>
          </text:list>
        </text:list-item>
      </text:list>
      <text:p text:style-name="P8"/>
      <text:p text:style-name="P8">Contingency and Management Reserves</text:p>
      <text:list xml:id="list978733676" text:style-name="L20">
        <text:list-item>
          <text:p text:style-name="P9">the amount of cost (and/or time) allocated to a project to account for risk</text:p>
        </text:list-item>
        <text:list-item>
          <text:p text:style-name="P9">established to deal with "known unknown risks" and accepted known risks</text:p>
        </text:list-item>
        <text:list-item>
          <text:p text:style-name="P9">Management reserves are meant to cover unplanned/unpredictable changes in project scope and cost - sometimes called "unknown unknowns"</text:p>
        </text:list-item>
        <text:list-item>
          <text:p text:style-name="P9">Types of Contingency Reserves</text:p>
          <text:list>
            <text:list-item>
              <text:p text:style-name="P10">schedule reserves</text:p>
            </text:list-item>
            <text:list-item>
              <text:p text:style-name="P10">budget reserves</text:p>
            </text:list-item>
          </text:list>
        </text:list-item>
        <text:list-item>
          <text:p text:style-name="P10">Best Practices</text:p>
          <text:list>
            <text:list-item>
              <text:p text:style-name="P10"><text:soft-page-break/>should only be used for problem solving</text:p>
            </text:list-item>
            <text:list-item>
              <text:p text:style-name="P10">knowledge of reserves can lead to scope creep and Parkinson's Law</text:p>
              <text:list>
                <text:list-item>
                  <text:p text:style-name="P10">reward teams for any unused reserve at the conclusion of the project</text:p>
                </text:list-item>
                <text:list-item>
                  <text:p text:style-name="P10">should be proportional to the amount of reserve that remains</text:p>
                </text:list-item>
              </text:list>
            </text:list-item>
          </text:list>
        </text:list-item>
      </text:list>
      <text:p text:style-name="P11"/>
      <text:p text:style-name="P11">Performance Measurement Baseline</text:p>
      <text:list xml:id="list1362099065" text:style-name="L21">
        <text:list-item>
          <text:p text:style-name="P12">an approved integrated scope-schedule-cost plan for the project, against which project execution is compared to measure and manage performance</text:p>
        </text:list-item>
        <text:list-item>
          <text:p text:style-name="P12">Performance Indices</text:p>
          <text:list>
            <text:list-item>
              <text:p text:style-name="P13">Cost performance index (CPI)</text:p>
              <text:list>
                <text:list-item>
                  <text:p text:style-name="P13">Earned value / Actual cost</text:p>
                </text:list-item>
              </text:list>
            </text:list-item>
            <text:list-item>
              <text:p text:style-name="P13">Schedule performance index (SPI)</text:p>
              <text:list>
                <text:list-item>
                  <text:p text:style-name="P13">Earned value / Planned value</text:p>
                </text:list-item>
              </text:list>
            </text:list-item>
          </text:list>
        </text:list-item>
      </text:list>
      <text:p text:style-name="P14"/>
      <text:p text:style-name="P14">Forecasting</text:p>
      <text:list xml:id="list3013852820" text:style-name="L22">
        <text:list-item>
          <text:p text:style-name="P15">BAC, EAC, ETC, <text:span text:style-name="T5">and CR</text:span></text:p>
          <text:list>
            <text:list-item>
              <text:p text:style-name="P15">budget at completion (BAC)</text:p>
              <text:list>
                <text:list-item>
                  <text:p text:style-name="P15">the planned value at the completion of the project or the budget that the project management team hopes to finish the project within</text:p>
                </text:list-item>
              </text:list>
            </text:list-item>
            <text:list-item>
              <text:p text:style-name="P15">estimate at completion (EAC)</text:p>
              <text:list>
                <text:list-item>
                  <text:p text:style-name="P15">used to determine the cost or amount of work needed to complete scheduled activities</text:p>
                </text:list-item>
                <text:list-item>
                  <text:p text:style-name="P15">EAC = AC + estimate to complete (ETC)</text:p>
                </text:list-item>
              </text:list>
            </text:list-item>
            <text:list-item>
              <text:p text:style-name="P22">Critical ratio (CR)</text:p>
              <text:list>
                <text:list-item>
                  <text:p text:style-name="P15">the degree to which a project is going exactly as planned</text:p>
                </text:list-item>
              </text:list>
            </text:list-item>
            <text:list-item>
              <text:p text:style-name="P15">ETC can be calculated in various ways depending on the optimism of the project management team</text:p>
              <text:list>
                <text:list-item>
                  <text:p text:style-name="P15">With Atypical Variances</text:p>
                  <text:list>
                    <text:list-item>
                      <text:p text:style-name="P15">variances are viewed as atypical and not expected in the future</text:p>
                    </text:list-item>
                    <text:list-item>
                      <text:p text:style-name="P15">EAC = AC + (BAC – EV)</text:p>
                    </text:list-item>
                  </text:list>
                </text:list-item>
                <text:list-item>
                  <text:p text:style-name="P15">With Typical Variances and Work Completed at the Same Rate</text:p>
                  <text:list>
                    <text:list-item>
                      <text:p text:style-name="P15">variances are seen as typical, and the project management team expects that future work packages will be completed at the same rate at which they have been completed up to that time</text:p>
                    </text:list-item>
                    <text:list-item>
                      <text:p text:style-name="P15">EAC = BAC/CPI</text:p>
                    </text:list-item>
                  </text:list>
                </text:list-item>
                <text:list-item>
                  <text:p text:style-name="P15">With Typical Variances and Work Completed at a Faster Rate</text:p>
                  <text:list>
                    <text:list-item>
                      <text:p text:style-name="P15">can calculate the budget that will be required to increase the amount of resources to a level that will allow the work to be completed in the remaining time</text:p>
                    </text:list-item>
                    <text:list-item>
                      <text:p text:style-name="P15">EAC = AC + [(BAC - EV) / (CPI x SPI)]</text:p>
                    </text:list-item>
                  </text:list>
                </text:list-item>
              </text:list>
            </text:list-item>
          </text:list>
        </text:list-item>
        <text:list-item>
          <text:p text:style-name="P15">To-complete Performance Index <text:span text:style-name="T5">(TCPI)</text:span></text:p>
          <text:list>
            <text:list-item>
              <text:p text:style-name="P15">to calculate the performance</text:p>
            </text:list-item>
            <text:list-item>
              <text:p text:style-name="P15">represents the level of cost performance that is necessary to complete the project on budget</text:p>
            </text:list-item>
            <text:list-item>
              <text:p text:style-name="P15">When using the BAC, TCPI = (BAC - EV) / (BAC - AC)</text:p>
            </text:list-item>
            <text:list-item>
              <text:p text:style-name="P15">When using the EAC, TCPI = (BAC - EV) / (EAC – AC)</text:p>
            </text:list-item>
          </text:list>
        </text:list-item>
      </text:list>
      <text:p text:style-name="P14"/>
      <text:p text:style-name="P14">Project Quality Management</text:p>
      <text:list xml:id="list2136832959" text:style-name="L23">
        <text:list-item>
          <text:p text:style-name="P16">beliefs often center on the quality of the product and processes</text:p>
        </text:list-item>
        <text:list-item>
          <text:p text:style-name="P16">practitioners need to monitor these expectations and adjust project activities to make sure that these needs are met and that the project delivers results and value</text:p>
        </text:list-item>
        <text:list-item>
          <text:p text:style-name="P16"><text:soft-page-break/>quality management processes instituted should monitor both the product and the processes used to create those products</text:p>
        </text:list-item>
      </text:list>
      <text:p text:style-name="P14"/>
      <text:p text:style-name="P14">Cost of Quality</text:p>
      <text:list xml:id="list1030422091" text:style-name="L24">
        <text:list-item>
          <text:p text:style-name="P17">common concerns</text:p>
          <text:list>
            <text:list-item>
              <text:p text:style-name="P17">the importance of understanding and managing customer expectations and requirements</text:p>
            </text:list-item>
            <text:list-item>
              <text:p text:style-name="P17">the value of preventing problems with a product rather than discovering them in inspection (when fixes are more costly) or during usage</text:p>
            </text:list-item>
            <text:list-item>
              <text:p text:style-name="P17">the necessity for continuous improvement of both the product and the development processes</text:p>
            </text:list-item>
            <text:list-item>
              <text:p text:style-name="P17">the responsibility of the project management team to manage for quality</text:p>
            </text:list-item>
            <text:list-item>
              <text:p text:style-name="P17">the need to consider the cost of quality throughout the life cycle of the deliverables</text:p>
            </text:list-item>
          </text:list>
        </text:list-item>
        <text:list-item>
          <text:p text:style-name="P18"><text:span text:style-name="T6">C</text:span>osts of conformance</text:p>
          <text:list>
            <text:list-item>
              <text:p text:style-name="P18">include costs for quality planning, quality control (QC), and quality assurance (QA) to ensure compliance with requirements (i.e., training, QC systems, etc.)</text:p>
            </text:list-item>
            <text:list-item>
              <text:p text:style-name="P18">Prevention Cost: The cost of planning and executing a project so it is within an acceptable error range</text:p>
            </text:list-item>
            <text:list-item>
              <text:p text:style-name="P18">Appraisal Cost: The cost of evaluating processes and their outputs to ensure that a project is within an acceptable error range</text:p>
            </text:list-item>
            <text:list-item>
              <text:p text:style-name="P18">Measurement and Test Equipment Costs: The capital cost of equipment used to perform prevention and appraisal activities.</text:p>
            </text:list-item>
          </text:list>
        </text:list-item>
        <text:list-item>
          <text:p text:style-name="P23"><text:span text:style-name="T6">Co</text:span><text:span text:style-name="T4">st of nonconformance</text:span></text:p>
          <text:list>
            <text:list-item>
              <text:p text:style-name="P18">include costs to rework products, components, or processes that are noncompliant, costs of warranty work and waste, and the loss of reputation associated with producing unsatisfactory products</text:p>
            </text:list-item>
            <text:list-item>
              <text:p text:style-name="P18">Internal Failure Cost: Costs incurred to correct an <text:span text:style-name="T6">i</text:span>dentified defect before the customer receives the product</text:p>
            </text:list-item>
            <text:list-item>
              <text:p text:style-name="P18">External Failure Cost: Costs that relate to all errors not detected and not corrected before delivery to the customer</text:p>
            </text:list-item>
          </text:list>
        </text:list-item>
        <text:list-item>
          <text:p text:style-name="P18">should be designed into a project, not added on as inspections steps after the project has been completed</text:p>
        </text:list-item>
        <text:list-item>
          <text:p text:style-name="P18">will help to uncover problems before they can adversely affect the project or disappoint customers and users</text:p>
        </text:list-item>
      </text:list>
      <text:p text:style-name="P19"/>
      <text:p text:style-name="P19">Quality Assurance vs. Quality Control</text:p>
      <text:list xml:id="list3911924636" text:style-name="L25">
        <text:list-item>
          <text:p text:style-name="P20">Focus</text:p>
          <text:list>
            <text:list-item>
              <text:p text:style-name="P20">Quality Control</text:p>
              <text:list>
                <text:list-item>
                  <text:p text:style-name="P20">Uncover defects so they can be fixed</text:p>
                </text:list-item>
              </text:list>
            </text:list-item>
            <text:list-item>
              <text:p text:style-name="P20">Quality Assurance</text:p>
              <text:list>
                <text:list-item>
                  <text:p text:style-name="P20">Prevent defects from occurring</text:p>
                </text:list-item>
              </text:list>
            </text:list-item>
          </text:list>
        </text:list-item>
        <text:list-item>
          <text:p text:style-name="P24">Purpose</text:p>
          <text:list>
            <text:list-item>
              <text:p text:style-name="P24">Quality Control</text:p>
              <text:list>
                <text:list-item>
                  <text:p text:style-name="P20">Assess performance and recommend corrective action </text:p>
                </text:list-item>
              </text:list>
            </text:list-item>
            <text:list-item>
              <text:p text:style-name="P20">Quality Assurance</text:p>
              <text:list>
                <text:list-item>
                  <text:p text:style-name="P20">Assess capability and recommend preventive action</text:p>
                </text:list-item>
              </text:list>
            </text:list-item>
          </text:list>
        </text:list-item>
        <text:list-item>
          <text:p text:style-name="P24">Level</text:p>
          <text:list>
            <text:list-item>
              <text:p text:style-name="P24">Quality Control</text:p>
              <text:list>
                <text:list-item>
                  <text:p text:style-name="P20">Basic—recognize problems so they can be fixed</text:p>
                </text:list-item>
              </text:list>
            </text:list-item>
            <text:list-item>
              <text:p text:style-name="P24">Quality Assurance</text:p>
              <text:list>
                <text:list-item>
                  <text:p text:style-name="P20"><text:soft-page-break/>Advanced—understand the intricacies of the system and predict outcomes</text:p>
                </text:list-item>
              </text:list>
            </text:list-item>
          </text:list>
        </text:list-item>
        <text:list-item>
          <text:p text:style-name="P20">Major Activities</text:p>
          <text:list>
            <text:list-item>
              <text:p text:style-name="P24">Quality Control</text:p>
              <text:list>
                <text:list-item>
                  <text:p text:style-name="P20">Inspection and repair</text:p>
                </text:list-item>
              </text:list>
            </text:list-item>
            <text:list-item>
              <text:p text:style-name="P24">Quality Assurance</text:p>
              <text:list>
                <text:list-item>
                  <text:p text:style-name="P20">Training</text:p>
                </text:list-item>
              </text:list>
            </text:list-item>
          </text:list>
        </text:list-item>
        <text:list-item>
          <text:p text:style-name="P20">Change Response</text:p>
          <text:list>
            <text:list-item>
              <text:p text:style-name="P20"><text:span text:style-name="T6">Quality Control</text:span></text:p>
              <text:list>
                <text:list-item>
                  <text:p text:style-name="P20">Reactive—take action once the problem has occurred</text:p>
                </text:list-item>
              </text:list>
            </text:list-item>
            <text:list-item>
              <text:p text:style-name="P24">Quality Assurance</text:p>
              <text:list>
                <text:list-item>
                  <text:p text:style-name="P20">Proactive—take action before the problem can occur</text:p>
                </text:list-item>
              </text:list>
            </text:list-item>
          </text:list>
        </text:list-item>
        <text:list-item>
          <text:p text:style-name="P20">practitioners don't have to choose between quality assurance and quality control</text:p>
        </text:list-item>
        <text:list-item>
          <text:p text:style-name="P20">combination of these two techniques gives participants the best possible results by managing quality on two fronts</text:p>
        </text:list-item>
        <text:list-item>
          <text:p text:style-name="P20">Refining their processes (quality assurance) will ensure that fewer defects are produced and will increase confidence that the outcomes they expect to see will actually be reflected in their results</text:p>
        </text:list-item>
        <text:list-item>
          <text:p text:style-name="P20">Incorporating quality control measures on top of the quality assurance activities will ensure that these defects don't make it to the customer and will also alert practitioners to gaps in their quality assurance processes that must be closed</text:p>
        </text:list-item>
      </text:list>
      <text:p text:style-name="P19"/>
      <text:p text:style-name="P19">Quality Management Tools and Techniques</text:p>
      <text:list xml:id="list529843309" text:style-name="L26">
        <text:list-item>
          <text:p text:style-name="P21">Ishikawa's Seven Basic Tools of Quality</text:p>
          <text:list>
            <text:list-item>
              <text:p text:style-name="P21">Run chart/control <text:span text:style-name="T6">chart</text:span></text:p>
              <text:list>
                <text:list-item>
                  <text:p text:style-name="P21">A graphic display of data that illustrates the results of a process over <text:span text:style-name="T6">time</text:span></text:p>
                </text:list-item>
              </text:list>
            </text:list-item>
            <text:list-item>
              <text:p text:style-name="P21">Cause-and-effect <text:span text:style-name="T6">diagram</text:span></text:p>
              <text:list>
                <text:list-item>
                  <text:p text:style-name="P21">A diagram used to show the factors that cause and contribute to an overall effect</text:p>
                </text:list-item>
              </text:list>
            </text:list-item>
            <text:list-item>
              <text:p text:style-name="P21">Flowchart</text:p>
              <text:list>
                <text:list-item>
                  <text:p text:style-name="P21">A graphic display of the logic and flow of processes for problem analysis and process improvement</text:p>
                </text:list-item>
              </text:list>
            </text:list-item>
            <text:list-item>
              <text:p text:style-name="P21">Check sheet</text:p>
              <text:list>
                <text:list-item>
                  <text:p text:style-name="P21">A structured, prepared form for collecting and analyzing data</text:p>
                </text:list-item>
              </text:list>
            </text:list-item>
            <text:list-item>
              <text:p text:style-name="P21">Histogram</text:p>
              <text:list>
                <text:list-item>
                  <text:p text:style-name="P21">A bar graph of the distribution of variables</text:p>
                </text:list-item>
              </text:list>
            </text:list-item>
            <text:list-item>
              <text:p text:style-name="P21">Pareto diagram</text:p>
              <text:list>
                <text:list-item>
                  <text:p text:style-name="P21">A histogram used to identify and prioritize the factors that cause quality problems</text:p>
                </text:list-item>
              </text:list>
            </text:list-item>
            <text:list-item>
              <text:p text:style-name="P21">Scatter diagram</text:p>
              <text:list>
                <text:list-item>
                  <text:p text:style-name="P21">A diagram that helps to show if there is a relationship between two variables</text:p>
                </text:list-item>
              </text:list>
            </text:list-item>
          </text:list>
        </text:list-item>
        <text:list-item>
          <text:p text:style-name="P21">The "New" Tools</text:p>
          <text:list>
            <text:list-item>
              <text:p text:style-name="P21">a way to analyze, organize, and interpret qualitative or "abstract" data to help them solve <text:span text:style-name="T7">c</text:span>omplex problems</text:p>
            </text:list-item>
            <text:list-item>
              <text:p text:style-name="P21">interactive, team-based tools that help groups analyze verbal data and make better decisions on projects</text:p>
            </text:list-item>
            <text:list-item>
              <text:p text:style-name="P25">help teams</text:p>
              <text:list>
                <text:list-item>
                  <text:p text:style-name="P25">Identify problems</text:p>
                </text:list-item>
                <text:list-item>
                  <text:p text:style-name="P25">Generate ideas</text:p>
                </text:list-item>
                <text:list-item>
                  <text:p text:style-name="P25">Develop plans</text:p>
                </text:list-item>
                <text:list-item>
                  <text:p text:style-name="P25">Implement solutions</text:p>
                </text:list-item>
              </text:list>
            </text:list-item>
            <text:list-item>
              <text:p text:style-name="P25">tools</text:p>
              <text:list>
                <text:list-item>
                  <text:p text:style-name="P25"><text:soft-page-break/>Affinity diagram</text:p>
                  <text:list>
                    <text:list-item>
                      <text:p text:style-name="P25">A tool that sorts data or ideas into categories for further investigation</text:p>
                    </text:list-item>
                  </text:list>
                </text:list-item>
                <text:list-item>
                  <text:p text:style-name="P25">Interrelationship digraph</text:p>
                  <text:list>
                    <text:list-item>
                      <text:p text:style-name="P25">A circular diagram that shows the cause-and-effect relationships among contributors</text:p>
                    </text:list-item>
                  </text:list>
                </text:list-item>
                <text:list-item>
                  <text:p text:style-name="P25">Tree diagram</text:p>
                  <text:list>
                    <text:list-item>
                      <text:p text:style-name="P25">A hierarchical tool that breaks a topic down into its components</text:p>
                    </text:list-item>
                  </text:list>
                </text:list-item>
                <text:list-item>
                  <text:p text:style-name="P25">Process decision program chart</text:p>
                  <text:list>
                    <text:list-item>
                      <text:p text:style-name="P25">A tree diagram that illustrates options for preventing or solving problems</text:p>
                    </text:list-item>
                  </text:list>
                </text:list-item>
                <text:list-item>
                  <text:p text:style-name="P25">Matrix diagram</text:p>
                  <text:list>
                    <text:list-item>
                      <text:p text:style-name="P25">A table or chart that shows the strength of relationships between items or sets of items</text:p>
                    </text:list-item>
                  </text:list>
                </text:list-item>
                <text:list-item>
                  <text:p text:style-name="P25">Prioritization matrix</text:p>
                  <text:list>
                    <text:list-item>
                      <text:p text:style-name="P25">A table or chart that helps a team prioritize multiple options, based on how well these options satisfy preselected criteria</text:p>
                    </text:list-item>
                  </text:list>
                </text:list-item>
                <text:list-item>
                  <text:p text:style-name="P25">Network diagram</text:p>
                  <text:list>
                    <text:list-item>
                      <text:p text:style-name="P25">A scheduling diagram that shows the relationships among project activities</text:p>
                    </text:list-item>
                  </text:list>
                </text:list-item>
              </text:list>
            </text:list-item>
          </text:list>
        </text:list-item>
      </text:list>
      <text:p text:style-name="P26"/>
      <text:p text:style-name="P26">Project Procurement Management</text:p>
      <text:list xml:id="list3979992218" text:style-name="L27">
        <text:list-item>
          <text:p text:style-name="P27">processes for purchasing or acquiring products or services from outside of the project team</text:p>
        </text:list-item>
        <text:list-item>
          <text:p text:style-name="P27">helps to decide:</text:p>
          <text:list>
            <text:list-item>
              <text:p text:style-name="P27">whether to make or buy project materials</text:p>
            </text:list-item>
            <text:list-item>
              <text:p text:style-name="P27">how project agreements will be written and administrated</text:p>
            </text:list-item>
            <text:list-item>
              <text:p text:style-name="P27">what criteria to use to help the team choose between suppliers and then manage the chosen suppliers</text:p>
            </text:list-item>
            <text:list-item>
              <text:p text:style-name="P27">how to adapt organizational assets to current needs for statements of work and contracts</text:p>
            </text:list-item>
            <text:list-item>
              <text:p text:style-name="P27">how to incorporate necessary lead times into the schedule when procurements require time to buy or produce</text:p>
            </text:list-item>
            <text:list-item>
              <text:p text:style-name="P27">when and how insurance or other risk-mitigating tools and techniques will be used</text:p>
            </text:list-item>
            <text:list-item>
              <text:p text:style-name="P27">how to use prequalified sellers, if there are any</text:p>
            </text:list-item>
          </text:list>
        </text:list-item>
        <text:list-item>
          <text:p text:style-name="P27">documents include all of the documents used in bid and proposal activities, which include the buyer's invitation for bid, invitation for negotiation, tender notice, request for information, request for quotation, request for proposal, and invitation for seller's initial response</text:p>
        </text:list-item>
        <text:list-item>
          <text:p text:style-name="P27">types and formats of procurement documents used will vary depending on the organization and environmental factors</text:p>
        </text:list-item>
        <text:list-item>
          <text:p text:style-name="P27">should contain enough information so that the performing organizations know what is expected of them</text:p>
        </text:list-item>
        <text:list-item>
          <text:p text:style-name="P27">should also include a procurement statement of work (SOW)</text:p>
          <text:list>
            <text:list-item>
              <text:p text:style-name="P27">describes the procurement item in sufficient detail</text:p>
            </text:list-item>
            <text:list-item>
              <text:p text:style-name="P27">allows prospective sellers to determine if they are capable of providing the products, services, or results needed</text:p>
            </text:list-item>
            <text:list-item>
              <text:p text:style-name="P27">developed from the project scope baseline</text:p>
            </text:list-item>
            <text:list-item>
              <text:p text:style-name="P27">defines only that portion of the project scope that is to be planned for in the related contract</text:p>
            </text:list-item>
            <text:list-item>
              <text:p text:style-name="P27">provides requirements for the project's specifications, performance, schedule, and quality to the performing organization</text:p>
            </text:list-item>
          </text:list>
        </text:list-item>
        <text:list-item>
          <text:p text:style-name="P27">Selecting Sources</text:p>
          <text:list>
            <text:list-item>
              <text:p text:style-name="P27">Understanding of need</text:p>
              <text:list>
                <text:list-item>
                  <text:p text:style-name="P27">The extent to which the seller's proposal addresses the requirements of the statement of work</text:p>
                </text:list-item>
              </text:list>
            </text:list-item>
            <text:list-item>
              <text:p text:style-name="P27">Business size and type</text:p>
              <text:list>
                <text:list-item>
                  <text:p text:style-name="P27"><text:soft-page-break/>How well the seller matches any stated preferences for the type of business that the buyer would like to work with</text:p>
                </text:list-item>
              </text:list>
            </text:list-item>
            <text:list-item>
              <text:p text:style-name="P27">Management approach</text:p>
              <text:list>
                <text:list-item>
                  <text:p text:style-name="P27">the extent to which the buyer believes that the seller will be able to manage the project adequately</text:p>
                </text:list-item>
              </text:list>
            </text:list-item>
            <text:list-item>
              <text:p text:style-name="P27">Life cycle cost</text:p>
              <text:list>
                <text:list-item>
                  <text:p text:style-name="P27">The overall cost of the vendor's work after the expected operating cost of the product is factored in</text:p>
                </text:list-item>
              </text:list>
            </text:list-item>
            <text:list-item>
              <text:p text:style-name="P27">Technical approach and capability</text:p>
              <text:list>
                <text:list-item>
                  <text:p text:style-name="P27">The extent to which the buyer is confident that the seller's proposed approaches to creating the deliverable will actually satisfy SOW requirements</text:p>
                </text:list-item>
              </text:list>
            </text:list-item>
            <text:list-item>
              <text:p text:style-name="P27">Financial capacity</text:p>
              <text:list>
                <text:list-item>
                  <text:p text:style-name="P27">The extent to which the seller is capable of gathering the resources necessary to complete the contracted work with the financial resources it has</text:p>
                </text:list-item>
              </text:list>
            </text:list-item>
            <text:list-item>
              <text:p text:style-name="P27">Production capacity and interest</text:p>
              <text:list>
                <text:list-item>
                  <text:p text:style-name="P27">The vendor's intent and proof of a production ability to meet project requirements</text:p>
                </text:list-item>
              </text:list>
            </text:list-item>
            <text:list-item>
              <text:p text:style-name="P27">Intellectual property or proprietary rights</text:p>
              <text:list>
                <text:list-item>
                  <text:p text:style-name="P27">The specifics of whether the buyer or seller will own the intellectual property or proprietary rights of the products created to satisfy the SOW</text:p>
                </text:list-item>
              </text:list>
            </text:list-item>
            <text:list-item>
              <text:p text:style-name="P27">References</text:p>
              <text:list>
                <text:list-item>
                  <text:p text:style-name="P27">The extent to which the seller can back up its proposed work with the recommendations of satisfied customers</text:p>
                </text:list-item>
              </text:list>
            </text:list-item>
            <text:list-item>
              <text:p text:style-name="P27">Risk</text:p>
              <text:list>
                <text:list-item>
                  <text:p text:style-name="P27">The amount of risk that is embedded in the SOW, whether the risk is assigned to the buyer or seller, and how the seller mitigates the risk</text:p>
                </text:list-item>
              </text:list>
            </text:list-item>
            <text:list-item>
              <text:p text:style-name="P27">Warranty</text:p>
              <text:list>
                <text:list-item>
                  <text:p text:style-name="P27">The seller's warranty for the final product and the time period of that warranty</text:p>
                </text:list-item>
              </text:list>
            </text:list-item>
            <text:list-item>
              <text:p text:style-name="P27">Past performance of sellers</text:p>
              <text:list>
                <text:list-item>
                  <text:p text:style-name="P27">The organization's past experiences (good or bad) with selected sellers</text:p>
                </text:list-item>
              </text:list>
            </text:list-item>
          </text:list>
        </text:list-item>
      </text:list>
      <text:p text:style-name="P26"/>
      <text:p text:style-name="P26">Contract Types and Negotiation</text:p>
      <text:list xml:id="list3597708171" text:style-name="L28">
        <text:list-item>
          <text:p text:style-name="P28">Fixed-price Contracts</text:p>
          <text:list>
            <text:list-item>
              <text:p text:style-name="P28">ideal for well-defined products where costs don't often change</text:p>
            </text:list-item>
            <text:list-item>
              <text:p text:style-name="P28">sets a cost, and the seller is legally obligated to perform the work for that cost</text:p>
            </text:list-item>
            <text:list-item>
              <text:p text:style-name="P28">generally preferred by buying organizations because any risks associated with cost fluctuations are most often absorbed by the seller</text:p>
            </text:list-item>
            <text:list-item>
              <text:p text:style-name="P28">do allow some room for 1) increasing the sale price by allowing incentive payments (for fixed price incentive fee contracts [FPIF]) or 2) increasing the sale price by allowing price adjustments for inflation or increasing or decreasing cost of commodities (for fixed price with economic price adjustment contracts [FP-EPA])</text:p>
            </text:list-item>
          </text:list>
        </text:list-item>
        <text:list-item>
          <text:p text:style-name="P28">Cost-reimbursable Contracts</text:p>
          <text:list>
            <text:list-item>
              <text:p text:style-name="P28">payment is made to the seller for the seller's actual costs plus a fee for seller profit</text:p>
            </text:list-item>
            <text:list-item>
              <text:p text:style-name="P28">valuable when requirements for scope or other objectives will be progressively elaborated through the course of the project</text:p>
            </text:list-item>
            <text:list-item>
              <text:p text:style-name="P28">Cost plus fixed fee contracts (CPFF)</text:p>
              <text:list>
                <text:list-item>
                  <text:p text:style-name="P28">reimburse the seller only for the allowable actual cost of performing the work</text:p>
                </text:list-item>
                <text:list-item>
                  <text:p text:style-name="P28">cost plus incentive fee contract (CPIF)</text:p>
                  <text:list>
                    <text:list-item>
                      <text:p text:style-name="P28">allows for incentive pay based on arrangements set out in the SOW or other project documentation</text:p>
                    </text:list-item>
                  </text:list>
                </text:list-item>
                <text:list-item>
                  <text:p text:style-name="P28"><text:soft-page-break/>cost plus award fee contract (CPAF)</text:p>
                  <text:list>
                    <text:list-item>
                      <text:p text:style-name="P28">requires that award pay be granted to the seller, with the amount of this pay determined by the buyer based on its subjective evaluation of the seller's performance.</text:p>
                    </text:list-item>
                  </text:list>
                </text:list-item>
              </text:list>
            </text:list-item>
          </text:list>
        </text:list-item>
        <text:list-item>
          <text:p text:style-name="P28">Time and Material Contracts (T&amp;M)</text:p>
          <text:list>
            <text:list-item>
              <text:p text:style-name="P28">a hybrid contract</text:p>
            </text:list-item>
            <text:list-item>
              <text:p text:style-name="P28">has the openness of the cost-reimbursable arrangement, but includes some fixed-price type arrangements as well</text:p>
            </text:list-item>
            <text:list-item>
              <text:p text:style-name="P28">the full value and the exact quantity of items to be delivered are not defined by the buyer at the time of the contract award, but elements of fixed-price type arrangements (such as unit-rates for a specific resource category) can be used</text:p>
            </text:list-item>
          </text:list>
        </text:list-item>
        <text:list-item>
          <text:p text:style-name="P28">Contract Negotiation</text:p>
          <text:list>
            <text:list-item>
              <text:p text:style-name="P28">the process of a buyer and seller agreeing to terms before signing a contract or agreement</text:p>
            </text:list-item>
            <text:list-item>
              <text:p text:style-name="P28">it is important for practitioners to remember that these negotiations will set the tone for the working relationships on the project</text:p>
            </text:list-item>
            <text:list-item>
              <text:p text:style-name="P29">considerations</text:p>
              <text:list>
                <text:list-item>
                  <text:p text:style-name="P29">Preparation</text:p>
                  <text:list>
                    <text:list-item>
                      <text:p text:style-name="P29">Establish the scope to be negotiated.</text:p>
                    </text:list-item>
                    <text:list-item>
                      <text:p text:style-name="P29">Determine what success looks like.</text:p>
                    </text:list-item>
                    <text:list-item>
                      <text:p text:style-name="P29">Ensure that the person you are negotiating with has the proper authority to negotiate.</text:p>
                    </text:list-item>
                    <text:list-item>
                      <text:p text:style-name="P29">Try to anticipate how the other party might react.</text:p>
                    </text:list-item>
                    <text:list-item>
                      <text:p text:style-name="P29">Brainstorm "what if" scenarios and develop creative solutions.</text:p>
                    </text:list-item>
                    <text:list-item>
                      <text:p text:style-name="P29">Rehearse discussions or role-play the negotiation with a coworker to prepare for negotiations</text:p>
                    </text:list-item>
                  </text:list>
                </text:list-item>
                <text:list-item>
                  <text:p text:style-name="P29">Conducting Negotiations</text:p>
                  <text:list>
                    <text:list-item>
                      <text:p text:style-name="P29">Develop rapport with the other party before entering the negotiations in earnest.</text:p>
                    </text:list-item>
                    <text:list-item>
                      <text:p text:style-name="P29">Focus on the scope of the project and potential issues.</text:p>
                    </text:list-item>
                    <text:list-item>
                      <text:p text:style-name="P29">Establish your own credibility.</text:p>
                    </text:list-item>
                    <text:list-item>
                      <text:p text:style-name="P29">Listen to the other party.</text:p>
                    </text:list-item>
                    <text:list-item>
                      <text:p text:style-name="P29">Understand the other party's needs and concerns.</text:p>
                    </text:list-item>
                    <text:list-item>
                      <text:p text:style-name="P29">Keep a tally of concessions.</text:p>
                    </text:list-item>
                    <text:list-item>
                      <text:p text:style-name="P29">Seek reciprocal concessions.</text:p>
                    </text:list-item>
                    <text:list-item>
                      <text:p text:style-name="P29">Close negotiations successfully on a positive note</text:p>
                    </text:list-item>
                  </text:list>
                </text:list-item>
              </text:list>
            </text:list-item>
          </text:list>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8-14T17:05:43.371079150</meta:creation-date>
    <dc:date>2021-08-20T21:35:14.994160235</dc:date>
    <meta:editing-duration>PT4M28S</meta:editing-duration>
    <meta:editing-cycles>5</meta:editing-cycles>
    <meta:generator>LibreOffice/6.4.7.2$Linux_X86_64 LibreOffice_project/40$Build-2</meta:generator>
    <meta:document-statistic meta:table-count="0" meta:image-count="0" meta:object-count="0" meta:page-count="8" meta:paragraph-count="279" meta:word-count="3063" meta:character-count="18259" meta:non-whitespace-character-count="15736"/>
  </office:meta>
</office:document-meta>
</file>